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744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3272in"/>
    </style:style>
    <style:style style:name="co5" style:family="table-column">
      <style:table-column-properties fo:break-before="auto" style:column-width="0.3508in"/>
    </style:style>
    <style:style style:name="co6" style:family="table-column">
      <style:table-column-properties fo:break-before="auto" style:column-width="0.2201in"/>
    </style:style>
    <style:style style:name="co7" style:family="table-column">
      <style:table-column-properties fo:break-before="auto" style:column-width="0.2965in"/>
    </style:style>
    <style:style style:name="co8" style:family="table-column">
      <style:table-column-properties fo:break-before="auto" style:column-width="0.5693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0.3929in"/>
    </style:style>
    <style:style style:name="co11" style:family="table-column">
      <style:table-column-properties fo:break-before="auto" style:column-width="0.6134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448in"/>
    </style:style>
    <style:style style:name="co14" style:family="table-column">
      <style:table-column-properties fo:break-before="auto" style:column-width="0.4165in"/>
    </style:style>
    <style:style style:name="co15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60">
      <style:table-cell-properties fo:border="0.0008in solid #000000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4">
      <style:table-cell-properties fo:border="0.0008in solid #000000"/>
    </style:style>
    <style:style style:name="ce8" style:family="table-cell" style:parent-style-name="Default">
      <style:table-cell-properties fo:border-bottom="none" fo:border-left="0.0008in solid #000000" fo:border-right="0.0008in solid #000000" fo:border-top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3">
      <style:table-cell-properties fo:border="0.0008in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5" table:default-cell-style-name="ce13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number-columns-repeated="3" table:default-cell-style-name="Default"/>
        <table:table-column table:style-name="co15" table:number-columns-repeated="4" table:default-cell-style-name="Default"/>
        <table:table-row table:style-name="ro2">
          <table:table-cell/>
          <table:table-cell table:style-name="ce1" office:value-type="string" table:number-columns-spanned="2" table:number-rows-spanned="1">
            <text:p>x </text:p>
          </table:table-cell>
          <table:covered-table-cell/>
          <table:table-cell/>
          <table:table-cell table:style-name="ce9" office:value-type="string" table:number-columns-spanned="5" table:number-rows-spanned="1">
            <text:p>σ (3x4x2x2)</text:p>
          </table:table-cell>
          <table:covered-table-cell table:number-columns-repeated="4" table:style-name="ce10"/>
          <table:table-cell table:style-name="Default"/>
          <table:table-cell table:style-name="ce15" office:value-type="string" table:number-columns-spanned="4" table:number-rows-spanned="1">
            <text:p><text:span text:style-name="T1">μ </text:span>(2x3x4)</text:p>
          </table:table-cell>
          <table:covered-table-cell table:number-columns-repeated="3" table:style-name="ce16"/>
          <table:table-cell/>
          <table:table-cell table:style-name="ce1" office:value-type="string" table:number-columns-spanned="4" table:number-rows-spanned="1">
            <text:p>w (4x3)</text:p>
          </table:table-cell>
          <table:covered-table-cell table:number-columns-repeated="3" table:style-name="ce13"/>
          <table:table-cell table:number-columns-repeated="4"/>
        </table:table-row>
        <table:table-row table:style-name="ro1">
          <table:table-cell/>
          <table:table-cell table:style-name="ce2" office:value-type="string">
            <text:p>x1</text:p>
          </table:table-cell>
          <table:table-cell table:style-name="ce2" office:value-type="string">
            <text:p>x2</text:p>
          </table:table-cell>
          <table:table-cell/>
          <table:table-cell table:style-name="ce10" table:number-columns-repeated="3"/>
          <table:table-cell table:style-name="ce10" office:value-type="string">
            <text:p>x1</text:p>
          </table:table-cell>
          <table:table-cell table:style-name="ce10" office:value-type="string">
            <text:p>x2</text:p>
          </table:table-cell>
          <table:table-cell table:style-name="Default"/>
          <table:table-cell table:style-name="ce4" table:number-columns-repeated="2"/>
          <table:table-cell table:style-name="ce12" office:value-type="string">
            <text:p>x1</text:p>
          </table:table-cell>
          <table:table-cell table:style-name="ce12" office:value-type="string">
            <text:p>x2</text:p>
          </table:table-cell>
          <table:table-cell/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-101.91304">
            <text:p>-1.02E+002</text:p>
          </table:table-cell>
          <table:table-cell table:style-name="ce7" office:value-type="float" office:value="-820.86957">
            <text:p>-820.87</text:p>
          </table:table-cell>
          <table:table-cell/>
          <table:table-cell table:style-name="ce11" office:value-type="string" table:number-columns-spanned="1" table:number-rows-spanned="6">
            <text:p>HS</text:p>
          </table:table-cell>
          <table:table-cell table:style-name="ce11" office:value-type="float" office:value="1" table:number-columns-spanned="1" table:number-rows-spanned="2">
            <text:p>1</text:p>
          </table:table-cell>
          <table:table-cell table:style-name="ce12" office:value-type="string">
            <text:p>x1</text:p>
          </table:table-cell>
          <table:table-cell table:style-name="ce14" table:formula="of:=1000000*0.0182" office:value-type="float" office:value="18200">
            <text:p>18,200</text:p>
          </table:table-cell>
          <table:table-cell table:style-name="ce14" table:formula="of:=1000000*0.0461" office:value-type="float" office:value="46100">
            <text:p>46,100</text:p>
          </table:table-cell>
          <table:table-cell table:style-name="Default"/>
          <table:table-cell table:style-name="ce11" office:value-type="string" table:number-columns-spanned="1" table:number-rows-spanned="3">
            <text:p>HS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-175.173">
            <text:p>-175.17</text:p>
          </table:table-cell>
          <table:table-cell table:style-name="ce7" office:value-type="float" office:value="-160.2688">
            <text:p>-160.27</text:p>
          </table:table-cell>
          <table:table-cell/>
          <table:table-cell table:style-name="ce12" office:value-type="string">
            <text:p>HS</text:p>
          </table:table-cell>
          <table:table-cell table:style-name="ce4" office:value-type="float" office:value="0.297880044769241">
            <text:p>0.3</text:p>
          </table:table-cell>
          <table:table-cell table:style-name="ce4" office:value-type="float" office:value="0.274869971690039">
            <text:p>0.27</text:p>
          </table:table-cell>
          <table:table-cell table:style-name="ce4" office:value-type="float" office:value="0.42724998354072">
            <text:p>0.4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-35.408696">
            <text:p>-3.54E+001</text:p>
          </table:table-cell>
          <table:table-cell table:style-name="ce3" office:value-type="float" office:value="-1764.6377">
            <text:p>-1.76E+003</text:p>
          </table:table-cell>
          <table:table-cell/>
          <table:covered-table-cell table:number-columns-repeated="2" table:style-name="ce11"/>
          <table:table-cell table:style-name="ce12" office:value-type="string">
            <text:p>x2</text:p>
          </table:table-cell>
          <table:table-cell table:style-name="ce14" table:formula="of:=1000000*0.0461" office:value-type="float" office:value="46100">
            <text:p>46,100</text:p>
          </table:table-cell>
          <table:table-cell table:style-name="ce14" table:formula="of:=1000000*2.8574" office:value-type="float" office:value="2857400">
            <text:p>2,857,400</text:p>
          </table:table-cell>
          <table:table-cell table:style-name="Default"/>
          <table:covered-table-cell table:style-name="ce12"/>
          <table:table-cell table:style-name="ce11" office:value-type="float" office:value="2">
            <text:p>2</text:p>
          </table:table-cell>
          <table:table-cell table:style-name="ce7" table:formula="of:= -0.1682*1000" office:value-type="float" office:value="-168.2">
            <text:p>-168.20</text:p>
          </table:table-cell>
          <table:table-cell table:style-name="ce7" table:formula="of:= 4.2901*1000" office:value-type="float" office:value="4290.1">
            <text:p>4,290.10</text:p>
          </table:table-cell>
          <table:table-cell/>
          <table:table-cell table:style-name="ce12" office:value-type="string">
            <text:p>FF</text:p>
          </table:table-cell>
          <table:table-cell table:style-name="ce4" office:value-type="float" office:value="0.733733658784947">
            <text:p>0.73</text:p>
          </table:table-cell>
          <table:table-cell table:style-name="ce4" office:value-type="float" office:value="0.206487069288249">
            <text:p>0.21</text:p>
          </table:table-cell>
          <table:table-cell table:style-name="ce4" office:value-type="float" office:value="0.0597792719268033">
            <text:p>0.0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-109.28696">
            <text:p>-1.09E+002</text:p>
          </table:table-cell>
          <table:table-cell table:style-name="ce3" office:value-type="float" office:value="-5324.058">
            <text:p>-5.32E+003</text:p>
          </table:table-cell>
          <table:table-cell/>
          <table:covered-table-cell table:style-name="ce11"/>
          <table:table-cell table:style-name="ce11" office:value-type="float" office:value="2" table:number-columns-spanned="1" table:number-rows-spanned="2">
            <text:p>2</text:p>
          </table:table-cell>
          <table:table-cell table:style-name="ce12" office:value-type="string">
            <text:p>x1</text:p>
          </table:table-cell>
          <table:table-cell table:style-name="ce14" table:formula="of:=1000000*0.0074" office:value-type="float" office:value="7400">
            <text:p>7,400</text:p>
          </table:table-cell>
          <table:table-cell table:style-name="ce14" table:formula="of:=1000000*-0.0183" office:value-type="float" office:value="-18300">
            <text:p>-18,300</text:p>
          </table:table-cell>
          <table:table-cell table:style-name="Default"/>
          <table:covered-table-cell table:style-name="ce12"/>
          <table:table-cell table:style-name="ce11" office:value-type="float" office:value="3">
            <text:p>3</text:p>
          </table:table-cell>
          <table:table-cell table:style-name="ce7" table:formula="of:=1000*-0.0761" office:value-type="float" office:value="-76.1">
            <text:p>-76.10</text:p>
          </table:table-cell>
          <table:table-cell table:style-name="ce7" table:formula="of:=1000*-7.1153" office:value-type="float" office:value="-7115.3">
            <text:p>-7,115.30</text:p>
          </table:table-cell>
          <table:table-cell/>
          <table:table-cell table:style-name="ce12" office:value-type="string">
            <text:p>HO</text:p>
          </table:table-cell>
          <table:table-cell table:style-name="ce4" office:value-type="float" office:value="0.323904459835588">
            <text:p>0.32</text:p>
          </table:table-cell>
          <table:table-cell table:style-name="ce4" office:value-type="float" office:value="0.337885947310506">
            <text:p>0.34</text:p>
          </table:table-cell>
          <table:table-cell table:style-name="ce4" office:value-type="float" office:value="0.338209592853906">
            <text:p>0.3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-261.63478">
            <text:p>-2.62E+002</text:p>
          </table:table-cell>
          <table:table-cell table:style-name="ce3" office:value-type="float" office:value="-12486.957">
            <text:p>-1.25E+004</text:p>
          </table:table-cell>
          <table:table-cell/>
          <table:covered-table-cell table:style-name="ce11"/>
          <table:covered-table-cell/>
          <table:table-cell table:style-name="ce12" office:value-type="string">
            <text:p>x2</text:p>
          </table:table-cell>
          <table:table-cell table:style-name="ce14" table:formula="of:=1000000*-0.0183" office:value-type="float" office:value="-18300">
            <text:p>-18,300</text:p>
          </table:table-cell>
          <table:table-cell table:style-name="ce14" table:formula="of:=1000000*2.2223" office:value-type="float" office:value="2222300">
            <text:p>2,222,300</text:p>
          </table:table-cell>
          <table:table-cell table:style-name="Default"/>
          <table:table-cell table:style-name="ce11" office:value-type="string" table:number-columns-spanned="1" table:number-rows-spanned="3">
            <text:p>FF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-18.5047">
            <text:p>-18.50</text:p>
          </table:table-cell>
          <table:table-cell table:style-name="ce7" office:value-type="float" office:value="-73.676">
            <text:p>-73.68</text:p>
          </table:table-cell>
          <table:table-cell/>
          <table:table-cell table:style-name="ce12" office:value-type="string">
            <text:p>TO</text:p>
          </table:table-cell>
          <table:table-cell table:style-name="ce4" office:value-type="float" office:value="0.477237326536392">
            <text:p>0.48</text:p>
          </table:table-cell>
          <table:table-cell table:style-name="ce4" office:value-type="float" office:value="0.110574199943359">
            <text:p>0.11</text:p>
          </table:table-cell>
          <table:table-cell table:style-name="ce4" office:value-type="float" office:value="0.412188473520249">
            <text:p>0.4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-410.01739">
            <text:p>-4.10E+002</text:p>
          </table:table-cell>
          <table:table-cell table:style-name="ce3" office:value-type="float" office:value="-8577.3913">
            <text:p>-8.58E+003</text:p>
          </table:table-cell>
          <table:table-cell/>
          <table:covered-table-cell table:style-name="ce11"/>
          <table:table-cell table:style-name="ce11" office:value-type="float" office:value="3" table:number-columns-spanned="1" table:number-rows-spanned="2">
            <text:p>3</text:p>
          </table:table-cell>
          <table:table-cell table:style-name="ce12" office:value-type="string">
            <text:p>x1</text:p>
          </table:table-cell>
          <table:table-cell table:style-name="ce14" table:formula="of:=1000000*0.027" office:value-type="float" office:value="27000">
            <text:p>27,000</text:p>
          </table:table-cell>
          <table:table-cell table:style-name="ce14" table:formula="of:=1000000*-0.054" office:value-type="float" office:value="-54000">
            <text:p>-54,000</text:p>
          </table:table-cell>
          <table:table-cell table:style-name="Default"/>
          <table:covered-table-cell table:style-name="ce12"/>
          <table:table-cell table:style-name="ce11" office:value-type="float" office:value="2">
            <text:p>2</text:p>
          </table:table-cell>
          <table:table-cell table:style-name="ce7" table:formula="of:=1000*-0.0754" office:value-type="float" office:value="-75.4">
            <text:p>-75.40</text:p>
          </table:table-cell>
          <table:table-cell table:style-name="ce7" table:formula="of:=1000*-1.2533" office:value-type="float" office:value="-1253.3">
            <text:p>-1,253.30</text:p>
          </table:table-cell>
          <table:table-cell table:number-columns-repeated="2"/>
          <table:table-cell table:style-name="ce17"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table:style-name="ce3" office:value-type="float" office:value="-366.6087">
            <text:p>-3.67E+002</text:p>
          </table:table-cell>
          <table:table-cell table:style-name="ce3" office:value-type="float" office:value="1711.3043">
            <text:p>1.71E+003</text:p>
          </table:table-cell>
          <table:table-cell/>
          <table:covered-table-cell table:style-name="ce11"/>
          <table:covered-table-cell/>
          <table:table-cell table:style-name="ce12" office:value-type="string">
            <text:p>x2</text:p>
          </table:table-cell>
          <table:table-cell table:style-name="ce14" table:formula="of:=1000000*-0.054" office:value-type="float" office:value="-54000">
            <text:p>-54,000</text:p>
          </table:table-cell>
          <table:table-cell table:style-name="ce14" table:formula="of:=1000000*5.2279" office:value-type="float" office:value="5227900">
            <text:p>5,227,900</text:p>
          </table:table-cell>
          <table:table-cell table:style-name="Default"/>
          <table:covered-table-cell table:style-name="ce12"/>
          <table:table-cell table:style-name="ce11" office:value-type="float" office:value="3">
            <text:p>3</text:p>
          </table:table-cell>
          <table:table-cell table:style-name="ce7" table:formula="of:=1000*-0.0352" office:value-type="float" office:value="-35.2">
            <text:p>-35.20</text:p>
          </table:table-cell>
          <table:table-cell table:style-name="ce7" table:formula="of:=1000*3.3088" office:value-type="float" office:value="3308.8">
            <text:p>3,308.80</text:p>
          </table:table-cell>
          <table:table-cell table:number-columns-repeated="2"/>
          <table:table-cell table:style-name="ce17"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table:style-name="ce3" office:value-type="float" office:value="-210.29565">
            <text:p>-2.10E+002</text:p>
          </table:table-cell>
          <table:table-cell table:style-name="ce3" office:value-type="float" office:value="9446.9565">
            <text:p>9.45E+003</text:p>
          </table:table-cell>
          <table:table-cell/>
          <table:table-cell table:style-name="ce11" office:value-type="string" table:number-columns-spanned="1" table:number-rows-spanned="6">
            <text:p>FF</text:p>
          </table:table-cell>
          <table:table-cell table:style-name="ce11" office:value-type="float" office:value="1" table:number-columns-spanned="1" table:number-rows-spanned="2">
            <text:p>1</text:p>
          </table:table-cell>
          <table:table-cell table:style-name="ce12" office:value-type="string">
            <text:p>x1</text:p>
          </table:table-cell>
          <table:table-cell table:style-name="ce14" table:formula="of:=100000*0.0047" office:value-type="float" office:value="470">
            <text:p>470</text:p>
          </table:table-cell>
          <table:table-cell table:style-name="ce14" table:formula="of:=100000*0.0198" office:value-type="float" office:value="1980">
            <text:p>1,980</text:p>
          </table:table-cell>
          <table:table-cell table:style-name="Default"/>
          <table:table-cell table:style-name="ce11" office:value-type="string" table:number-columns-spanned="1" table:number-rows-spanned="3">
            <text:p>HO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-274.3372">
            <text:p>-274.34</text:p>
          </table:table-cell>
          <table:table-cell table:style-name="ce7" office:value-type="float" office:value="-271.8615">
            <text:p>-271.86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-126.6087">
            <text:p>-1.27E+002</text:p>
          </table:table-cell>
          <table:table-cell table:style-name="ce3" office:value-type="float" office:value="10075.362">
            <text:p>1.01E+004</text:p>
          </table:table-cell>
          <table:table-cell/>
          <table:covered-table-cell table:style-name="ce11"/>
          <table:covered-table-cell/>
          <table:table-cell table:style-name="ce12" office:value-type="string">
            <text:p>x2</text:p>
          </table:table-cell>
          <table:table-cell table:style-name="ce14" table:formula="of:=100000*0.0198" office:value-type="float" office:value="1980">
            <text:p>1,980</text:p>
          </table:table-cell>
          <table:table-cell table:style-name="ce14" table:formula="of:=100000*1.1151" office:value-type="float" office:value="111510">
            <text:p>111,510</text:p>
          </table:table-cell>
          <table:table-cell table:style-name="Default"/>
          <table:covered-table-cell table:style-name="ce12"/>
          <table:table-cell table:style-name="ce11" office:value-type="float" office:value="2">
            <text:p>2</text:p>
          </table:table-cell>
          <table:table-cell table:style-name="ce7" table:formula="of:=1000*-0.3698" office:value-type="float" office:value="-369.8">
            <text:p>-369.80</text:p>
          </table:table-cell>
          <table:table-cell table:style-name="ce7" table:formula="of:=1000*-4.677" office:value-type="float" office:value="-4677">
            <text:p>-4,677.00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-64.347826">
            <text:p>-6.43E+001</text:p>
          </table:table-cell>
          <table:table-cell table:style-name="ce3" office:value-type="float" office:value="4561.1594">
            <text:p>4.56E+003</text:p>
          </table:table-cell>
          <table:table-cell/>
          <table:covered-table-cell table:style-name="ce11"/>
          <table:table-cell table:style-name="ce11" office:value-type="float" office:value="2" table:number-columns-spanned="1" table:number-rows-spanned="2">
            <text:p>2</text:p>
          </table:table-cell>
          <table:table-cell table:style-name="ce12" office:value-type="string">
            <text:p>x1</text:p>
          </table:table-cell>
          <table:table-cell table:style-name="ce14" table:formula="of:=100000*0.0162" office:value-type="float" office:value="1620">
            <text:p>1,620</text:p>
          </table:table-cell>
          <table:table-cell table:style-name="ce14" table:formula="of:=100000*0.123" office:value-type="float" office:value="12300">
            <text:p>12,300</text:p>
          </table:table-cell>
          <table:table-cell table:style-name="Default"/>
          <table:covered-table-cell table:style-name="ce12"/>
          <table:table-cell table:style-name="ce11" office:value-type="float" office:value="3">
            <text:p>3</text:p>
          </table:table-cell>
          <table:table-cell table:style-name="ce7" table:formula="of:=1000*-0.1344" office:value-type="float" office:value="-134.4">
            <text:p>-134.40</text:p>
          </table:table-cell>
          <table:table-cell table:style-name="ce7" table:formula="of:=1000*8.8014" office:value-type="float" office:value="8801.4">
            <text:p>8,801.40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-73.46087">
            <text:p>-7.35E+001</text:p>
          </table:table-cell>
          <table:table-cell table:style-name="ce3" office:value-type="float" office:value="1593.0435">
            <text:p>1.59E+003</text:p>
          </table:table-cell>
          <table:table-cell/>
          <table:covered-table-cell table:style-name="ce11"/>
          <table:covered-table-cell/>
          <table:table-cell table:style-name="ce12" office:value-type="string">
            <text:p>x2</text:p>
          </table:table-cell>
          <table:table-cell table:style-name="ce14" table:formula="of:=100000*0.123" office:value-type="float" office:value="12300">
            <text:p>12,300</text:p>
          </table:table-cell>
          <table:table-cell table:style-name="ce14" table:formula="of:=100000*2.3756" office:value-type="float" office:value="237560">
            <text:p>237,560</text:p>
          </table:table-cell>
          <table:table-cell table:style-name="Default"/>
          <table:table-cell table:style-name="ce11" office:value-type="string" table:number-columns-spanned="1" table:number-rows-spanned="3">
            <text:p>TO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354.8659">
            <text:p>354.87</text:p>
          </table:table-cell>
          <table:table-cell table:style-name="ce7" office:value-type="float" office:value="-418.7763">
            <text:p>-418.78</text:p>
          </table:table-cell>
          <table:table-cell table:number-columns-repeated="9"/>
        </table:table-row>
        <table:table-row table:style-name="ro1">
          <table:table-cell/>
          <table:table-cell table:style-name="ce4" table:number-columns-repeated="2"/>
          <table:table-cell/>
          <table:covered-table-cell table:style-name="ce11"/>
          <table:table-cell table:style-name="ce11" office:value-type="float" office:value="3" table:number-columns-spanned="1" table:number-rows-spanned="2">
            <text:p>3</text:p>
          </table:table-cell>
          <table:table-cell table:style-name="ce12" office:value-type="string">
            <text:p>x1</text:p>
          </table:table-cell>
          <table:table-cell table:style-name="ce14" table:formula="of:=1000000*0.0015" office:value-type="float" office:value="1500">
            <text:p>1,500</text:p>
          </table:table-cell>
          <table:table-cell table:style-name="ce14" table:formula="of:=1000000*-0.0252" office:value-type="float" office:value="-25200">
            <text:p>-25,200</text:p>
          </table:table-cell>
          <table:table-cell table:style-name="Default"/>
          <table:covered-table-cell table:style-name="ce12"/>
          <table:table-cell table:style-name="ce11" office:value-type="float" office:value="2">
            <text:p>2</text:p>
          </table:table-cell>
          <table:table-cell table:style-name="ce7" table:formula="of:=1000*0.2541" office:value-type="float" office:value="254.1">
            <text:p>254.10</text:p>
          </table:table-cell>
          <table:table-cell table:style-name="ce7" table:formula="of:=1000*-5.129" office:value-type="float" office:value="-5129">
            <text:p>-5,129.00</text:p>
          </table:table-cell>
          <table:table-cell table:number-columns-repeated="9"/>
        </table:table-row>
        <table:table-row table:style-name="ro1">
          <table:table-cell/>
          <table:table-cell table:style-name="ce5"/>
          <table:table-cell table:style-name="ce8"/>
          <table:table-cell/>
          <table:covered-table-cell table:style-name="ce11"/>
          <table:covered-table-cell/>
          <table:table-cell table:style-name="ce12" office:value-type="string">
            <text:p>x2</text:p>
          </table:table-cell>
          <table:table-cell table:style-name="ce14" table:formula="of:=1000000*0.0074" office:value-type="float" office:value="7400">
            <text:p>7,400</text:p>
          </table:table-cell>
          <table:table-cell table:style-name="ce14" table:formula="of:=1000000*2.2345" office:value-type="float" office:value="2234500">
            <text:p>2,234,500</text:p>
          </table:table-cell>
          <table:table-cell table:style-name="Default"/>
          <table:covered-table-cell table:style-name="ce12"/>
          <table:table-cell table:style-name="ce11" office:value-type="float" office:value="3">
            <text:p>3</text:p>
          </table:table-cell>
          <table:table-cell table:style-name="ce7" table:formula="of:=1000*0.3241" office:value-type="float" office:value="324.1">
            <text:p>324.10</text:p>
          </table:table-cell>
          <table:table-cell table:style-name="ce7" table:formula="of:=1000*2.0736" office:value-type="float" office:value="2073.6">
            <text:p>2,073.6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1" office:value-type="string" table:number-columns-spanned="1" table:number-rows-spanned="6">
            <text:p>HO</text:p>
          </table:table-cell>
          <table:table-cell table:style-name="ce11" office:value-type="float" office:value="1" table:number-columns-spanned="1" table:number-rows-spanned="2">
            <text:p>1</text:p>
          </table:table-cell>
          <table:table-cell table:style-name="ce12" office:value-type="string">
            <text:p>x1</text:p>
          </table:table-cell>
          <table:table-cell table:style-name="ce14" table:formula="of:=1000000*-0.0252" office:value-type="float" office:value="-25200">
            <text:p>-25,200</text:p>
          </table:table-cell>
          <table:table-cell table:style-name="ce14" table:formula="of:=1000000*-0.0554" office:value-type="float" office:value="-55400">
            <text:p>-55,40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covered-table-cell table:number-columns-repeated="2"/>
          <table:table-cell table:style-name="ce12" office:value-type="string">
            <text:p>x2</text:p>
          </table:table-cell>
          <table:table-cell table:style-name="ce14" table:formula="of:=1000000*-0.0554" office:value-type="float" office:value="-55400">
            <text:p>-55,400</text:p>
          </table:table-cell>
          <table:table-cell table:style-name="ce14" table:formula="of:=1000000*3.7356" office:value-type="float" office:value="3735600">
            <text:p>3,735,60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covered-table-cell/>
          <table:table-cell table:style-name="ce11" office:value-type="float" office:value="2" table:number-columns-spanned="1" table:number-rows-spanned="2">
            <text:p>2</text:p>
          </table:table-cell>
          <table:table-cell table:style-name="ce12" office:value-type="string">
            <text:p>x1</text:p>
          </table:table-cell>
          <table:table-cell table:style-name="ce14" table:formula="of:=1000000*0.0181" office:value-type="float" office:value="18100">
            <text:p>18,100</text:p>
          </table:table-cell>
          <table:table-cell table:style-name="ce14" table:formula="of:=1000000*0.0888" office:value-type="float" office:value="88800">
            <text:p>88,80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covered-table-cell table:number-columns-repeated="2"/>
          <table:table-cell table:style-name="ce12" office:value-type="string">
            <text:p>x2</text:p>
          </table:table-cell>
          <table:table-cell table:style-name="ce14" table:formula="of:=1000000*0.0888" office:value-type="float" office:value="88800">
            <text:p>88,800</text:p>
          </table:table-cell>
          <table:table-cell table:style-name="ce14" table:formula="of:=1000000*2.026" office:value-type="float" office:value="2026000">
            <text:p>2,026,00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covered-table-cell/>
          <table:table-cell table:style-name="ce11" office:value-type="float" office:value="3" table:number-columns-spanned="1" table:number-rows-spanned="2">
            <text:p>3</text:p>
          </table:table-cell>
          <table:table-cell table:style-name="ce12" office:value-type="string">
            <text:p>x1</text:p>
          </table:table-cell>
          <table:table-cell table:style-name="ce14" table:formula="of:=1000000*0.0539" office:value-type="float" office:value="53900">
            <text:p>53,900</text:p>
          </table:table-cell>
          <table:table-cell table:style-name="ce14" table:formula="of:=1000000*0.0499" office:value-type="float" office:value="49900">
            <text:p>49,90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covered-table-cell table:number-columns-repeated="2"/>
          <table:table-cell table:style-name="ce12" office:value-type="string">
            <text:p>x2</text:p>
          </table:table-cell>
          <table:table-cell table:style-name="ce14" table:formula="of:=1000000*0.0499" office:value-type="float" office:value="49900">
            <text:p>49,900</text:p>
          </table:table-cell>
          <table:table-cell table:style-name="ce14" table:formula="of:=1000000*7.6468" office:value-type="float" office:value="7646800">
            <text:p>7,646,80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ce11" office:value-type="string" table:number-columns-spanned="1" table:number-rows-spanned="6">
            <text:p>TO</text:p>
          </table:table-cell>
          <table:table-cell table:style-name="ce11" office:value-type="float" office:value="1" table:number-columns-spanned="1" table:number-rows-spanned="2">
            <text:p>1</text:p>
          </table:table-cell>
          <table:table-cell table:style-name="ce12" office:value-type="string">
            <text:p>x1</text:p>
          </table:table-cell>
          <table:table-cell table:style-name="ce14" table:formula="of:=100000*0.0912" office:value-type="float" office:value="9120">
            <text:p>9,120</text:p>
          </table:table-cell>
          <table:table-cell table:style-name="ce14" table:formula="of:=100000*0.1509" office:value-type="float" office:value="15090">
            <text:p>15,09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covered-table-cell table:number-columns-repeated="2"/>
          <table:table-cell table:style-name="ce12" office:value-type="string">
            <text:p>x2</text:p>
          </table:table-cell>
          <table:table-cell table:style-name="ce14" table:formula="of:=100000*0.1509" office:value-type="float" office:value="15090">
            <text:p>15,090</text:p>
          </table:table-cell>
          <table:table-cell table:style-name="ce14" table:formula="of:=100000*7.2449" office:value-type="float" office:value="724490">
            <text:p>724,49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covered-table-cell/>
          <table:table-cell table:style-name="ce11" office:value-type="float" office:value="2" table:number-columns-spanned="1" table:number-rows-spanned="2">
            <text:p>2</text:p>
          </table:table-cell>
          <table:table-cell table:style-name="ce12" office:value-type="string">
            <text:p>x1</text:p>
          </table:table-cell>
          <table:table-cell table:style-name="ce14" table:formula="of:=100000*0.0187" office:value-type="float" office:value="1870">
            <text:p>1,870</text:p>
          </table:table-cell>
          <table:table-cell table:style-name="ce14" table:formula="of:=100000*0.0471" office:value-type="float" office:value="4710">
            <text:p>4,71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covered-table-cell table:number-columns-repeated="2"/>
          <table:table-cell table:style-name="ce12" office:value-type="string">
            <text:p>x2</text:p>
          </table:table-cell>
          <table:table-cell table:style-name="ce14" table:formula="of:=100000*0.0471" office:value-type="float" office:value="4710">
            <text:p>4,710</text:p>
          </table:table-cell>
          <table:table-cell table:style-name="ce14" table:formula="of:=100000*3.1176" office:value-type="float" office:value="311760">
            <text:p>311,76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covered-table-cell/>
          <table:table-cell table:style-name="ce11" office:value-type="float" office:value="3" table:number-columns-spanned="1" table:number-rows-spanned="2">
            <text:p>3</text:p>
          </table:table-cell>
          <table:table-cell table:style-name="ce12" office:value-type="string">
            <text:p>x1</text:p>
          </table:table-cell>
          <table:table-cell table:style-name="ce14" table:formula="of:=1000000*0.0121" office:value-type="float" office:value="12100">
            <text:p>12,100</text:p>
          </table:table-cell>
          <table:table-cell table:style-name="ce14" table:formula="of:=1000000*-0.0481" office:value-type="float" office:value="-48100">
            <text:p>-48,10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covered-table-cell table:number-columns-repeated="2"/>
          <table:table-cell table:style-name="ce12" office:value-type="string">
            <text:p>x2</text:p>
          </table:table-cell>
          <table:table-cell table:style-name="ce14" table:formula="of:=1000000*-0.0481" office:value-type="float" office:value="-48100">
            <text:p>-48,100</text:p>
          </table:table-cell>
          <table:table-cell table:style-name="ce14" table:formula="of:=1000000*2.0935" office:value-type="float" office:value="2093500">
            <text:p>2,093,50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table:number-columns-repeated="2"/>
          <table:table-cell table:number-columns-repeated="20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5"/>
        </table:table-row>
        <table:table-row table:style-name="ro1" table:number-rows-repeated="26">
          <table:table-cell table:number-columns-repeated="6"/>
          <table:table-cell table:style-name="Default" table:number-columns-repeated="4"/>
          <table:table-cell table:number-columns-repeated="13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4"/>
        </table:table-row>
        <table:table-row table:style-name="ro1" table:number-rows-repeated="104851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01/27/2012</text:date>, <text:time>01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H54M3S</meta:editing-duration>
    <meta:editing-cycles>11</meta:editing-cycles>
    <meta:generator>OpenOffice.org/3.3$Win32 OpenOffice.org_project/330m20$Build-9567</meta:generator>
    <dc:date>2012-01-27T01:15:19.96</dc:date>
    <dc:creator>Bilbo Baggins</dc:creator>
    <meta:document-statistic meta:table-count="3" meta:cell-count="177" meta:object-count="0"/>
    <meta:user-defined meta:name="Info 1"/>
    <meta:user-defined meta:name="Info 2"/>
    <meta:user-defined meta:name="Info 3"/>
    <meta:user-defined meta:name="Info 4"/>
  </office:meta>
</office:document-meta>
</file>